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Typewriter" svg:font-family="MathJax_Typewriter" style:font-family-generic="moder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Text_20_body">
      <style:paragraph-properties fo:margin-top="0in" fo:margin-bottom="0in" style:contextual-spacing="false"/>
      <style:text-properties fo:font-size="11pt" style:font-size-asian="11pt" style:font-size-complex="11pt"/>
    </style:style>
    <style:style style:name="P5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ize="11pt" style:font-size-asian="11pt" style:font-size-complex="11pt"/>
    </style:style>
    <style:style style:name="P6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fo:font-size="11pt" style:font-size-asian="11pt" style:font-size-complex="11pt"/>
    </style:style>
    <style:style style:name="P7" style:family="paragraph" style:parent-style-name="Text_20_body">
      <loext:graphic-properties draw:fill="solid" draw:fill-color="#b4c7dc" draw:opacity="100%"/>
      <style:paragraph-properties fo:margin-top="0in" fo:margin-bottom="0.1in" style:contextual-spacing="false" fo:background-color="#b4c7dc"/>
      <style:text-properties fo:font-size="11pt" style:font-size-asian="11pt" style:font-size-complex="11pt"/>
    </style:style>
    <style:style style:name="P8" style:family="paragraph" style:parent-style-name="Text_20_body" style:master-page-name="">
      <loext:graphic-properties draw:fill="solid" draw:fill-color="#dddddd" draw:opacity="100%"/>
      <style:paragraph-properties fo:margin-left="0in" fo:margin-right="0in" fo:margin-top="0.1in" fo:margin-bottom="0.0402in" style:contextual-spacing="false" fo:line-height="115%" fo:text-indent="0in" style:auto-text-indent="false" style:page-number="auto" fo:background-color="#dddddd"/>
      <style:text-properties fo:font-size="11pt" style:font-size-asian="11pt" style:font-size-complex="11pt"/>
    </style:style>
    <style:style style:name="P9" style:family="paragraph" style:parent-style-name="Text_20_body">
      <style:paragraph-properties fo:margin-top="0.1in" fo:margin-bottom="0in" style:contextual-spacing="false"/>
      <style:text-properties fo:font-size="11pt" style:font-size-asian="11pt" style:font-size-complex="11pt"/>
    </style:style>
    <style:style style:name="P10" style:family="paragraph" style:parent-style-name="Heading_20_1">
      <style:paragraph-properties fo:margin-top="0in" fo:margin-bottom="0in" style:contextual-spacing="false" fo:break-before="page"/>
      <style:text-properties officeooo:paragraph-rsid="0004284b"/>
    </style:style>
    <style:style style:name="P11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2" style:family="paragraph" style:parent-style-name="Text_20_body" style:list-style-name="L1">
      <style:paragraph-properties fo:padding="0in" fo:border="none"/>
    </style:style>
    <style:style style:name="P13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14" style:family="paragraph" style:parent-style-name="Text_20_body" style:list-style-name="L2">
      <style:paragraph-properties fo:padding="0in" fo:border="none"/>
    </style:style>
    <style:style style:name="P15" style:family="paragraph" style:parent-style-name="Text_20_body" style:list-style-name="L3">
      <style:paragraph-properties fo:margin-top="0in" fo:margin-bottom="0in" style:contextual-spacing="false" fo:padding="0in" fo:border="none"/>
    </style:style>
    <style:style style:name="P16" style:family="paragraph" style:parent-style-name="Text_20_body" style:list-style-name="L3">
      <style:paragraph-properties fo:padding="0in" fo:border="none"/>
    </style:style>
    <style:style style:name="P17" style:family="paragraph" style:parent-style-name="Text_20_body">
      <style:paragraph-properties fo:margin-top="0in" fo:margin-bottom="0in" style:contextual-spacing="false"/>
      <style:text-properties fo:font-size="11pt" style:font-size-asian="11pt" style:font-size-complex="11pt"/>
    </style:style>
    <style:style style:name="P18" style:family="paragraph" style:parent-style-name="Text_20_body">
      <style:paragraph-properties fo:margin-top="0in" fo:margin-bottom="0in" style:contextual-spacing="false"/>
      <style:text-properties fo:color="#000000" loext:opacity="100%" style:font-name="Liberation Serif" fo:font-size="11pt" fo:background-color="transparent" style:font-size-asian="11pt" style:font-size-complex="11pt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/>
    </style:style>
    <style:style style:name="T5" style:family="text">
      <style:text-properties fo:color="#51597d" loext:opacity="100%" style:font-name="Droid Sans Mono" fo:font-size="10.5pt" fo:font-style="italic" fo:font-weight="normal" fo:background-color="#1a1b26" loext:char-shading-value="0"/>
    </style:style>
    <style:style style:name="T6" style:family="text">
      <style:text-properties fo:color="#000000" loext:opacity="100%" style:font-name="Droid Sans Mono" fo:font-size="10.5pt" fo:font-style="italic" fo:font-weight="normal" fo:background-color="#1a1b26" loext:char-shading-value="0"/>
    </style:style>
    <style:style style:name="T7" style:family="text">
      <style:text-properties fo:color="#000000" loext:opacity="100%" style:font-name="Droid Sans Mono" fo:font-size="10.5pt" fo:font-style="italic" fo:font-weight="normal" fo:background-color="transparent" loext:char-shading-value="0"/>
    </style:style>
    <style:style style:name="T8" style:family="text">
      <style:text-properties fo:color="#000000" loext:opacity="100%" style:font-name="Droid Sans Mono" fo:font-size="10.5pt" fo:font-style="italic" fo:font-weight="normal" fo:background-color="transparent" loext:char-shading-value="0"/>
    </style:style>
    <style:style style:name="T9" style:family="text">
      <style:text-properties fo:color="#000000" loext:opacity="100%" style:font-name="Droid Sans Mono" fo:font-style="italic" fo:font-weight="normal" fo:background-color="transparent" loext:char-shading-value="0"/>
    </style:style>
    <style:style style:name="T10" style:family="text">
      <style:text-properties fo:color="#000000" loext:opacity="100%" style:font-name="MathJax_Typewriter" fo:font-style="italic" fo:font-weight="normal" fo:background-color="transparent" loext:char-shading-value="0"/>
    </style:style>
    <style:style style:name="T11" style:family="text">
      <style:text-properties fo:color="#000000" loext:opacity="100%" style:font-name="Liberation Sans" fo:font-style="italic" fo:font-weight="normal" fo:background-color="transparent" loext:char-shading-value="0"/>
    </style:style>
    <style:style style:name="T12" style:family="text">
      <style:text-properties fo:color="#000000" loext:opacity="100%" style:font-name="Liberation Serif" fo:font-style="italic" fo:font-weight="normal" fo:background-color="transparent" loext:char-shading-value="0"/>
    </style:style>
    <style:style style:name="T13" style:family="text">
      <style:text-properties style:font-name="Droid Sans Mono" fo:font-size="10.5pt" fo:font-style="italic" fo:font-weight="normal"/>
    </style:style>
    <style:style style:name="T14" style:family="text">
      <style:text-properties style:font-name="Droid Sans Mono" fo:font-size="10.5pt" fo:font-style="italic" fo:font-weight="normal" fo:background-color="#1a1b26" loext:char-shading-value="0"/>
    </style:style>
    <style:style style:name="T15" style:family="text">
      <style:text-properties style:font-name="Droid Sans Mono" fo:font-style="italic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874. Walking Robot Simulation</text:h>
      <text:p text:style-name="P3">A robot on an infinite XY-plane starts at point <text:span text:style-name="Source_20_Text"><text:span text:style-name="T1">(0, 0)</text:span></text:span> facing north. The robot can receive a sequence of these three possible types of <text:span text:style-name="Source_20_Text"><text:span text:style-name="T1">commands</text:span></text:span>:</text:p>
      <text:list xml:id="list2661255806" text:style-name="L1">
        <text:list-item>
          <text:p text:style-name="P11"><text:span text:style-name="Source_20_Text"><text:span text:style-name="T1">-2</text:span></text:span>: Turn left <text:span text:style-name="Source_20_Text"><text:span text:style-name="T1">90</text:span></text:span> degrees.</text:p>
        </text:list-item>
        <text:list-item>
          <text:p text:style-name="P11"><text:span text:style-name="Source_20_Text"><text:span text:style-name="T1">-1</text:span></text:span>: Turn right <text:span text:style-name="Source_20_Text"><text:span text:style-name="T1">90</text:span></text:span> degrees.</text:p>
        </text:list-item>
        <text:list-item>
          <text:p text:style-name="P12"><text:span text:style-name="Source_20_Text"><text:span text:style-name="T1">1 &lt;= k &lt;= 9</text:span></text:span>: Move forward <text:span text:style-name="Source_20_Text"><text:span text:style-name="T1">k</text:span></text:span> units, one unit at a time.</text:p>
        </text:list-item>
      </text:list>
      <text:p text:style-name="P3">Some of the grid squares are <text:span text:style-name="Source_20_Text"><text:span text:style-name="T1">obstacles</text:span></text:span>. The <text:span text:style-name="Source_20_Text"><text:span text:style-name="T1">i</text:span></text:span><text:span text:style-name="Source_20_Text"><text:span text:style-name="T2">th</text:span></text:span> obstacle is at grid point <text:span text:style-name="Source_20_Text"><text:span text:style-name="T1">obstacles[i] = (x</text:span></text:span><text:span text:style-name="Source_20_Text"><text:span text:style-name="T2">i</text:span></text:span><text:span text:style-name="Source_20_Text"><text:span text:style-name="T1">, y</text:span></text:span><text:span text:style-name="Source_20_Text"><text:span text:style-name="T2">i</text:span></text:span><text:span text:style-name="Source_20_Text"><text:span text:style-name="T1">)</text:span></text:span>. If the robot runs into an obstacle, then it will instead stay in its current location and move on to the next command.</text:p>
      <text:p text:style-name="P3">Return <text:span text:style-name="Emphasis"><text:span text:style-name="T2">the </text:span></text:span><text:span text:style-name="Emphasis"><text:span text:style-name="Strong_20_Emphasis"><text:span text:style-name="T2">maximum Euclidean distance</text:span></text:span></text:span><text:span text:style-name="Emphasis"><text:span text:style-name="T2"> that the robot ever gets from the origin </text:span></text:span><text:span text:style-name="Emphasis"><text:span text:style-name="Strong_20_Emphasis"><text:span text:style-name="T2">squared</text:span></text:span></text:span><text:span text:style-name="Emphasis"><text:span text:style-name="T2"> (i.e. if the distance is </text:span></text:span><text:span text:style-name="Source_20_Text"><text:span text:style-name="T1">5</text:span></text:span><text:span text:style-name="Emphasis"><text:span text:style-name="T2">, return </text:span></text:span><text:span text:style-name="Source_20_Text"><text:span text:style-name="T1">25</text:span></text:span><text:span text:style-name="Emphasis"><text:span text:style-name="T2">)</text:span></text:span>.</text:p>
      <text:p text:style-name="P3"><text:span text:style-name="Strong_20_Emphasis"><text:span text:style-name="T2">Note:</text:span></text:span></text:p>
      <text:list xml:id="list2824719347" text:style-name="L2">
        <text:list-item>
          <text:p text:style-name="P13">North means +Y direction.</text:p>
        </text:list-item>
        <text:list-item>
          <text:p text:style-name="P13">East means +X direction.</text:p>
        </text:list-item>
        <text:list-item>
          <text:p text:style-name="P13">South means -Y direction.</text:p>
        </text:list-item>
        <text:list-item>
          <text:p text:style-name="P13">West means -X direction.</text:p>
        </text:list-item>
        <text:list-item>
          <text:p text:style-name="P14">There can be obstacle in [0,0].</text:p>
        </text:list-item>
      </text:list>
      <text:p text:style-name="P3"><text:span text:style-name="Strong_20_Emphasis"><text:span text:style-name="T2">Example 1:</text:span></text:span></text:p>
      <text:p text:style-name="P2"><text:span text:style-name="Strong_20_Emphasis"><text:span text:style-name="T2">Input:</text:span></text:span> commands = [4,-1,3], obstacles = []</text:p>
      <text:p text:style-name="P2"><text:span text:style-name="Strong_20_Emphasis"><text:span text:style-name="T2">Output:</text:span></text:span> 25</text:p>
      <text:p text:style-name="P2"><text:span text:style-name="Strong_20_Emphasis"><text:span text:style-name="T2">Explanation:</text:span></text:span> The robot starts at (0, 0):</text:p>
      <text:p text:style-name="P2">1. Move north 4 units to (0, 4).</text:p>
      <text:p text:style-name="P2">2. Turn right.</text:p>
      <text:p text:style-name="P2">3. Move east 3 units to (3, 4).</text:p>
      <text:p text:style-name="P1">The furthest point the robot ever gets from the origin is (3, 4), which squared is 3<text:span text:style-name="T2">2</text:span> + 4<text:span text:style-name="T2">2</text:span> = 25 units away.</text:p>
      <text:p text:style-name="P3"><text:span text:style-name="Strong_20_Emphasis"><text:span text:style-name="T2">Example 2:</text:span></text:span></text:p>
      <text:p text:style-name="P2"><text:span text:style-name="Strong_20_Emphasis"><text:span text:style-name="T2">Input:</text:span></text:span> commands = [4,-1,4,-2,4], obstacles = [[2,4]]</text:p>
      <text:p text:style-name="P2"><text:span text:style-name="Strong_20_Emphasis"><text:span text:style-name="T2">Output:</text:span></text:span> 65</text:p>
      <text:p text:style-name="P2"><text:span text:style-name="Strong_20_Emphasis"><text:span text:style-name="T2">Explanation:</text:span></text:span> The robot starts at (0, 0):</text:p>
      <text:p text:style-name="P2">1. Move north 4 units to (0, 4).</text:p>
      <text:p text:style-name="P2">2. Turn right.</text:p>
      <text:p text:style-name="P2">3. Move east 1 unit and get blocked by the obstacle at (2, 4), robot is at (1, 4).</text:p>
      <text:p text:style-name="P2">4. Turn left.</text:p>
      <text:p text:style-name="P2">5. Move north 4 units to (1, 8).</text:p>
      <text:p text:style-name="P1">The furthest point the robot ever gets from the origin is (1, 8), which squared is 1<text:span text:style-name="T2">2</text:span> + 8<text:span text:style-name="T2">2</text:span> = 65 units away.</text:p>
      <text:p text:style-name="P3"><text:soft-page-break/><text:span text:style-name="Strong_20_Emphasis"><text:span text:style-name="T2">Example 3:</text:span></text:span></text:p>
      <text:p text:style-name="P2"><text:span text:style-name="Strong_20_Emphasis"><text:span text:style-name="T2">Input:</text:span></text:span> commands = [6,-1,-1,6], obstacles = []</text:p>
      <text:p text:style-name="P2"><text:span text:style-name="Strong_20_Emphasis"><text:span text:style-name="T2">Output:</text:span></text:span> 36</text:p>
      <text:p text:style-name="P2"><text:span text:style-name="Strong_20_Emphasis"><text:span text:style-name="T2">Explanation:</text:span></text:span> The robot starts at (0, 0):</text:p>
      <text:p text:style-name="P2">1. Move north 6 units to (0, 6).</text:p>
      <text:p text:style-name="P2">2. Turn right.</text:p>
      <text:p text:style-name="P2">3. Turn right.</text:p>
      <text:p text:style-name="P2">4. Move south 6 units to (0, 0).</text:p>
      <text:p text:style-name="P1">The furthest point the robot ever gets from the origin is (0, 6), which squared is 6<text:span text:style-name="T2">2</text:span> = 36 units away.</text:p>
      <text:p text:style-name="P3"><text:span text:style-name="Strong_20_Emphasis"><text:span text:style-name="T2">Constraints:</text:span></text:span></text:p>
      <text:list xml:id="list1596422030" text:style-name="L3">
        <text:list-item>
          <text:p text:style-name="P15"><text:span text:style-name="Source_20_Text"><text:span text:style-name="T1">1 &lt;= commands.length &lt;= 10</text:span></text:span><text:span text:style-name="Source_20_Text"><text:span text:style-name="T2">4</text:span></text:span></text:p>
        </text:list-item>
        <text:list-item>
          <text:p text:style-name="P15"><text:span text:style-name="Source_20_Text"><text:span text:style-name="T1">commands[i]</text:span></text:span> is either <text:span text:style-name="Source_20_Text"><text:span text:style-name="T1">-2</text:span></text:span>, <text:span text:style-name="Source_20_Text"><text:span text:style-name="T1">-1</text:span></text:span>, or an integer in the range <text:span text:style-name="Source_20_Text"><text:span text:style-name="T1">[1, 9]</text:span></text:span>.</text:p>
        </text:list-item>
        <text:list-item>
          <text:p text:style-name="P15"><text:span text:style-name="Source_20_Text"><text:span text:style-name="T1">0 &lt;= obstacles.length &lt;= 10</text:span></text:span><text:span text:style-name="Source_20_Text"><text:span text:style-name="T2">4</text:span></text:span></text:p>
        </text:list-item>
        <text:list-item>
          <text:p text:style-name="P15"><text:span text:style-name="Source_20_Text"><text:span text:style-name="T1">-3 * 10</text:span></text:span><text:span text:style-name="Source_20_Text"><text:span text:style-name="T2">4</text:span></text:span><text:span text:style-name="Source_20_Text"><text:span text:style-name="T1"> &lt;= x</text:span></text:span><text:span text:style-name="Source_20_Text"><text:span text:style-name="T2">i</text:span></text:span><text:span text:style-name="Source_20_Text"><text:span text:style-name="T1">, y</text:span></text:span><text:span text:style-name="Source_20_Text"><text:span text:style-name="T2">i</text:span></text:span><text:span text:style-name="Source_20_Text"><text:span text:style-name="T1"> &lt;= 3 * 10</text:span></text:span><text:span text:style-name="Source_20_Text"><text:span text:style-name="T2">4</text:span></text:span></text:p>
        </text:list-item>
        <text:list-item>
          <text:p text:style-name="P16">The answer is guaranteed to be less than <text:span text:style-name="Source_20_Text"><text:span text:style-name="T1">2</text:span></text:span><text:span text:style-name="Source_20_Text"><text:span text:style-name="T2">31</text:span></text:span>.</text:p>
        </text:list-item>
      </text:list>
      <text:p text:style-name="Text_20_body"/>
      <text:h text:style-name="P10" text:outline-level="1">874. Walking Robot Simulation</text:h>
      <text:p text:style-name="P4">/*</text:p>
      <text:p text:style-name="P4"><text:s text:c="4"/><text:span text:style-name="T3">Straight forward Simulation</text:span></text:p>
      <text:p text:style-name="P4"><text:s text:c="4"/>Time complexity: O(mlogm+n*ci*logm), <text:span text:style-name="T9"><text:s/></text:span><text:span text:style-name="T12">n*(c0+c1+c2+...+)=nD</text:span></text:p>
      <text:p text:style-name="P18"><text:span text:style-name="T4"><text:s text:c="4"/>O(mlogm+n*D*logm)</text:span></text:p>
      <text:p text:style-name="P4"><text:s text:c="4"/>Space complexity: O(m+8)=O(m)</text:p>
      <text:p text:style-name="P4"><text:s text:c="4"/>where:</text:p>
      <text:p text:style-name="P4"><text:s text:c="8"/>n: size of commands table</text:p>
      <text:p text:style-name="P4"><text:s text:c="8"/>ci: commands[i], where 0&lt;=i&lt;n</text:p>
      <text:p text:style-name="P4"><text:s text:c="8"/>m: size of obstacles tables</text:p>
      <text:p text:style-name="P4">*/</text:p>
      <text:p text:style-name="P4">typedef std::vector&lt;int&gt; vi;</text:p>
      <text:p text:style-name="P4">typedef std::vector&lt;vi&gt; vvi;</text:p>
      <text:p text:style-name="P4">typedef std::pair&lt;int,int&gt; ii;</text:p>
      <text:p text:style-name="P9">class Solution {</text:p>
      <text:p text:style-name="P4"><text:s text:c="4"/>public:</text:p>
      <text:p text:style-name="P5"><text:s text:c="8"/>int modulo(int a,int b){</text:p>
      <text:p text:style-name="P5"><text:s text:c="12"/>return ((a%b)+b)%b;</text:p>
      <text:p text:style-name="P8"><text:s text:c="8"/>}</text:p>
      <text:p text:style-name="P6"><text:s text:c="8"/>int robotSim(vi&amp; commands, vvi&amp; obstacles){</text:p>
      <text:p text:style-name="P6"><text:s text:c="12"/>std::set&lt;ii&gt; obstacles_set;</text:p>
      <text:p text:style-name="P7"><text:s text:c="12"/>for(auto&amp; ob: obstacles) obstacles_set.insert({ob[0],ob[1]});</text:p>
      <text:p text:style-name="P7"><text:s text:c="12"/>vvi directions={{0,1},{1,0},{0,-1},{-1,0}};</text:p>
      <text:p text:style-name="P6"><text:s text:c="12"/>int x=0,y=0,dir=0,ans=0;</text:p>
      <text:p text:style-name="P6"><text:s text:c="12"/>for(auto&amp; c: commands){</text:p>
      <text:p text:style-name="P6"><text:s text:c="16"/>if(c==-1) dir=modulo(dir+1,4);</text:p>
      <text:p text:style-name="P6"><text:s text:c="16"/>else if(c==-2) dir=modulo(dir-1,4);</text:p>
      <text:p text:style-name="P6"><text:s text:c="16"/>else{</text:p>
      <text:p text:style-name="P6"><text:s text:c="20"/>int dx=directions[dir][0];</text:p>
      <text:p text:style-name="P6"><text:s text:c="20"/>int dy=directions[dir][1];</text:p>
      <text:p text:style-name="P6"><text:s text:c="20"/>int i=1;</text:p>
      <text:p text:style-name="P6"><text:s text:c="20"/>while(i&lt;=c &amp;&amp; obstacles_set.find({x+dx,y+dy})==obstacles_set.end()){</text:p>
      <text:p text:style-name="P6"><text:s text:c="28"/>x+=dx;</text:p>
      <text:p text:style-name="P6"><text:s text:c="28"/>y+=dy;</text:p>
      <text:p text:style-name="P6"><text:s text:c="28"/>i++;</text:p>
      <text:p text:style-name="P6"><text:s text:c="20"/>}</text:p>
      <text:p text:style-name="P6"><text:s text:c="16"/>}</text:p>
      <text:p text:style-name="P6"><text:s text:c="16"/>ans=std::max(ans,x*x+y*y);</text:p>
      <text:p text:style-name="P6"><text:s text:c="12"/>}</text:p>
      <text:p text:style-name="P6"><text:s text:c="12"/>return ans;</text:p>
      <text:p text:style-name="P6"><text:s text:c="8"/>}</text:p>
      <text:p text:style-name="P4"><text:s text:c="4"/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Typewriter" svg:font-family="MathJax_Typewriter" style:font-family-generic="moder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2:35:46.196350918</meta:creation-date>
    <dc:date>2024-09-04T19:43:26.207091088</dc:date>
    <meta:editing-duration>PT8M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89" meta:word-count="496" meta:character-count="3280" meta:non-whitespace-character-count="2440"/>
  </office:meta>
</office:document-meta>
</file>